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86cm"/>
    </style:style>
    <style:style style:name="co3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Задача</text:p>
          </table:table-cell>
          <table:table-cell office:value-type="string">
            <text:p>Время,ч</text:p>
          </table:table-cell>
        </table:table-row>
        <table:table-row table:style-name="ro1">
          <table:table-cell/>
          <table:table-cell office:value-type="string">
            <text:p>Гугление, чтение статей, документации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style-name="ce1" office:value-type="string">
            <text:p>Создание БД через phpMyAdmi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Создание HTML страницы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Создание jQuery+AJAX+PHP</text:p>
          </table:table-cell>
          <table:table-cell office:value-type="float" office:value="15">
            <text:p>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28.05.2020</text:date>, <text:time>12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S</meta:editing-duration>
    <meta:editing-cycles>3</meta:editing-cycles>
    <meta:generator>OpenOffice/4.1.5$Win32 OpenOffice.org_project/415m1$Build-9789</meta:generator>
    <dc:date>2020-05-28T12:12:59.22</dc:date>
    <dc:creator>Vlad 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